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9d72b" officeooo:paragraph-rsid="0025c1a8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28fcfc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9c648" officeooo:paragraph-rsid="0029c648"/>
    </style:style>
    <style:style style:name="P7" style:family="paragraph" style:parent-style-name="Text_20_body">
      <style:text-properties officeooo:rsid="0029c648" officeooo:paragraph-rsid="0029d72b"/>
    </style:style>
    <style:style style:name="T1" style:family="text">
      <style:text-properties officeooo:rsid="0032b8be"/>
    </style:style>
    <style:style style:name="T2" style:family="text">
      <style:text-properties officeooo:rsid="0025c1a8"/>
    </style:style>
    <style:style style:name="T3" style:family="text">
      <style:text-properties officeooo:rsid="0029d72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und Interest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6.<text:span text:style-name="T3">4</text:span> of the textbook: 11 - 14, 19 - 22, 35, 37.</text:p>
        <text:p text:style-name="Text_20_body">For reference, the text of the problems are duplicated below. </text:p>
        <text:p text:style-name="Text_20_body">In the following exercises, rewrite the percent in decimal form.</text:p>
        <text:p text:style-name="Text_20_body">11. Principal = $13,800, annual interest rate = 2.55%, compounded quarterly, for 18 years</text:p>
        <text:p text:style-name="Text_20_body">12. Principal = $150,000, annual interest rate = 2.95%, compounded quarterly, for 30 years</text:p>
        <text:p text:style-name="Text_20_body">13. Principal = $3,500, annual interest rate = 2.9%, compounded monthly, for 7 years</text:p>
        <text:p text:style-name="Text_20_body">14. Principal = $1,500, annual interest rate = 3.23%, compounded monthly, for 30 years.</text:p>
        <text:p text:style-name="Text_20_body">19. Future value = $1,500,000, annual interest rate = 4.81%, compounded quarterly, for 35 years</text:p>
        <text:p text:style-name="Text_20_body">20. Future value = $750,000, annual interest rate = 3.95%, compounded quarterly, for 10 years</text:p>
        <text:p text:style-name="Text_20_body">21. Future value = $600,000, annual interest rate = 3.79%, compounded monthly, for 17 years</text:p>
        <text:p text:style-name="Text_20_body">22. Future value = $800,000, annual interest rate = 4.23%, compounded monthly, for 35 years</text:p>
        <text:p text:style-name="Text_20_body">35. Daria invests $2,500 in a CD that yields 3.5% compounded quarterly for 5 years. How much is the CD worth after those 5 years?</text:p>
        <text:p text:style-name="Text_20_body">37. Georgita is shopping for an account to invest her money in. She wants the account to grow to $400,000 in 30 years. She finds an account that earns 4.75% compounded monthly. How much does she need to deposit to reach her goal?</text:p>
      </text:section>
      <text:section text:style-name="Sect2" text:name="Answer Section">
        <text:h text:style-name="P4" text:outline-level="1">Answer Key</text:h>
        <text:p text:style-name="P5">11. $21,806.58</text:p>
        <text:p text:style-name="P5">12. $362,269.29</text:p>
        <text:p text:style-name="P5">13. $4,286.70</text:p>
        <text:p text:style-name="P5">14. $3,947.82</text:p>
        <text:p text:style-name="P5">19. $281,395.75</text:p>
        <text:p text:style-name="P5">20. $506,239.96</text:p>
        <text:p text:style-name="P5">21. $315,337.97</text:p>
        <text:p text:style-name="P5">22. $182,493.58</text:p>
        <text:p text:style-name="P5">35. $2,975.85</text:p>
        <text:p text:style-name="P5">37. $96,474.38</text:p>
      </text:section>
      <text:section text:style-name="Sect1" text:name="Feedback Section">
        <text:h text:style-name="P6" text:outline-level="1"><text:soft-page-break/>Student Feedback Templates</text:h>
        <text:p text:style-name="P7">#11 should be $21,806.58 ( FV = 13800 * ( 1 + 0.0255/4 ) ^ 18*4 = 13800*(1.006375)^72 = 13800*1.58019 = 21806.57911…, round to 21806.58 )</text:p>
        <text:p text:style-name="P7">#12 should be $362,269.29 ( FV = 150000 * ( 1 + 0.0295/4 ) ^ 30*4 = 150000*(1.007375)^120 = 150000*2.41513 = 362269.284…, round to 362269.29 )</text:p>
        <text:p text:style-name="P7">#13 should be $4,286.70 ( FV = 3500 * ( 1 + 0.029/12 ) ^ 7*12 = 3500*(1.002417)^84 = 3500*1.22477 = 4286.703709…, round to 4286.70 )</text:p>
        <text:p text:style-name="P7">#14 should be $3,947.82 ( FV = 1500 * ( 1 + 0.0323 / 12 ) ^ 30*12 = 1500*(1.00269)^360 = 1500*2.63188 = 3947.819223…, round to 3947.82 )</text:p>
        <text:p text:style-name="P7">#19 should be $281,395.75 ( PV = 1500000 / ( 1 + 0.0481 / 4 ) ^ 35*4 = 1500000/(1.012025)^140 = 1500000/5.33057 = 281395.7413…, round up to 281395.75 )</text:p>
        <text:p text:style-name="P7">#20 should be $506,239.96 ( PV = 750000 / ( 1 + 0.0395 / 4 ) ^ 10*4 = 750000/(1.009875)^40 = 750000/1.48151 = 506239.9538…, round up to 506239.96 )</text:p>
        <text:p text:style-name="P7">#21 should be $315,337.97 ( PV = 600000 / ( 1 + 0.0379 / 12 ) ^ 17*12 = 600000/(1.00316)^204 = 600000/1.90272 = 315337.9671…, round up to 315337.97 )</text:p>
        <text:p text:style-name="P7">#22 should be $182,493.58 ( PV = 800000 / ( 1 + 0.0423 / 12 ) ^ 35*12 = 800000/(1.003525)^420 = 800000/4.38372 = 182493.5798…, round up to 182493.58 )</text:p>
        <text:p text:style-name="P7">#35 should be $2,975.85 ( FV = 2500 * ( 1 + 0.035 / 4) ^ 5*4 = 2500*(1.00875)^20 = 2500*1.19034 = 2975.849498…, round to 2975.85 )</text:p>
        <text:p text:style-name="P7">#37 should be $96,474.38 ( PV = 400000 / ( 1 + 0.0475 / 12 ) ^ 30*12 = 400000/(1.00396)^360 = 400000/4.14618 = 96474.37598…, round up to 96474.38)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45:19.447000000</meta:creation-date>
    <meta:editing-duration>PT13M6S</meta:editing-duration>
    <meta:editing-cycles>4</meta:editing-cycles>
    <meta:generator>LibreOffice/24.8.2.1$Windows_x86 LibreOffice_project/0f794b6e29741098670a3b95d60478a65d05ef13</meta:generator>
    <dc:title>Compound Interest</dc:title>
    <dc:date>2024-11-11T13:26:49.855000000</dc:date>
    <meta:print-date>2024-11-06T22:59:16.474000000</meta:print-date>
    <meta:printed-by>PDF files</meta:printed-by>
    <meta:document-statistic meta:table-count="0" meta:image-count="0" meta:object-count="0" meta:page-count="2" meta:paragraph-count="39" meta:word-count="536" meta:character-count="3039" meta:non-whitespace-character-count="2541"/>
    <meta:template xlink:type="simple" xlink:actuate="onRequest" xlink:title="Homework Assignment" xlink:href="file:///D:/PortableApps/LibreOfficePortable/Data/settings/user/template/Homework%20Assignment.ott" meta:date="2024-11-06T22:45:19.314000000"/>
  </office:meta>
</office:document-meta>
</file>